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25866910FC6.jpg" manifest:media-type="image/jpeg"/>
  <manifest:file-entry manifest:full-path="Pictures/10000000000000FA000000BCEA8464CD.gif" manifest:media-type="image/gif"/>
  <manifest:file-entry manifest:full-path="Pictures/10000201000000FA00000149D0570A06.png" manifest:media-type="image/png"/>
  <manifest:file-entry manifest:full-path="Pictures/1000000000000127000000FA3A92966C.jpg" manifest:media-type="image/jpeg"/>
  <manifest:file-entry manifest:full-path="Pictures/10000000000002580000025841D3762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0047ff" draw:textarea-vertical-align="middle"/>
    </style:style>
    <style:style style:name="gr10" style:family="graphic" style:parent-style-name="objectwithoutfill">
      <style:graphic-properties draw:fill="none" draw:fill-color="#0047ff" draw:textarea-vertical-align="middle"/>
    </style:style>
    <style:style style:name="gr11" style:family="graphic" style:parent-style-name="objectwithoutfill">
      <style:graphic-properties svg:stroke-width="0.254cm" svg:stroke-color="#ff0000" draw:marker-start-width="0.579cm" draw:marker-end-width="0.579cm" draw:fill="none" draw:fill-color="#0047ff" draw:textarea-vertical-align="middl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03cm" svg:stroke-color="#ff0000" draw:marker-start-width="0.503cm" draw:marker-end="Arrow" draw:marker-end-width="0.603cm" draw:fill="none" draw:fill-color="#0047ff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52cm" svg:stroke-color="#ff0000" draw:marker-start-width="0.427cm" draw:marker-end-width="0.427cm" draw:fill="none" draw:fill-color="#0047ff" draw:textarea-vertical-align="middle" fo:padding-top="0.2cm" fo:padding-bottom="0.2cm" fo:padding-left="0.325cm" fo:padding-right="0.32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07cm" svg:height="2.962cm" draw:transform="rotate (0.990648883431981) translate (16.356cm 13.997cm)">
          <draw:image xlink:href="Pictures/10000000000002580000025866910FC6.jpg" xlink:type="simple" xlink:show="embed" xlink:actuate="onLoad">
            <text:p/>
          </draw:image>
        </draw:frame>
        <draw:frame draw:style-name="gr1" draw:text-style-name="P1" draw:layer="layout" svg:width="3.322cm" svg:height="2.939cm" draw:transform="rotate (2.62113547064508) translate (11.736cm 15.888cm)">
          <draw:image xlink:href="Pictures/10000000000002580000025841D37622.jpg" xlink:type="simple" xlink:show="embed" xlink:actuate="onLoad">
            <text:p/>
          </draw:image>
        </draw:frame>
        <draw:frame draw:style-name="gr1" draw:text-style-name="P1" draw:layer="layout" svg:width="4.974cm" svg:height="3.74cm" draw:transform="rotate (-0.429176463065406) translate (3.421cm 7.387cm)">
          <draw:image xlink:href="Pictures/10000000000000FA000000BCEA8464CD.gif" xlink:type="simple" xlink:show="embed" xlink:actuate="onLoad">
            <text:p/>
          </draw:image>
        </draw:frame>
        <draw:frame draw:style-name="gr1" draw:text-style-name="P1" draw:layer="layout" svg:width="4.256cm" svg:height="5.454cm" svg:x="1.969cm" svg:y="3.556cm">
          <draw:image xlink:href="Pictures/10000201000000FA00000149D0570A06.png" xlink:type="simple" xlink:show="embed" xlink:actuate="onLoad">
            <text:p/>
          </draw:image>
        </draw:frame>
        <draw:frame draw:style-name="gr1" draw:text-style-name="P1" draw:layer="layout" svg:width="4.572cm" svg:height="3.438cm" draw:transform="rotate (-0.429350995990605) translate (23.362cm 7.163cm)">
          <draw:image xlink:href="Pictures/10000000000000FA000000BCEA8464CD.gif" xlink:type="simple" xlink:show="embed" xlink:actuate="onLoad">
            <text:p/>
          </draw:image>
        </draw:frame>
        <draw:frame draw:style-name="gr1" draw:text-style-name="P1" draw:layer="layout" svg:width="4.323cm" svg:height="3.534cm" svg:x="22.252cm" svg:y="5.232cm">
          <draw:image xlink:href="Pictures/1000000000000127000000FA3A92966C.jpg" xlink:type="simple" xlink:show="embed" xlink:actuate="onLoad">
            <text:p/>
          </draw:image>
        </draw:frame>
        <draw:custom-shape draw:style-name="gr2" draw:text-style-name="P1" draw:layer="layout" svg:width="7.512cm" svg:height="3.917cm" svg:x="1.865cm" svg:y="11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8cm" svg:height="0.955cm" svg:x="2.309cm" svg:y="11.59cm">
          <text:p text:style-name="P2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1.624cm" svg:x="2.309cm" svg:y="13.118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06cm" svg:height="1.624cm" svg:x="4.601cm" svg:y="13.118cm">
          <text:p text:style-name="P1">Power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11cm" svg:height="1.624cm" svg:x="7.18cm" svg:y="13.118cm">
          <text:p text:style-name="P1">Las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028cm" svg:y1="13.978cm" svg:x2="4.601cm" svg:y2="13.978cm">
          <text:p/>
        </draw:line>
        <draw:line draw:style-name="gr7" draw:text-style-name="P1" draw:layer="layout" svg:x1="6.607cm" svg:y1="13.978cm" svg:x2="7.18cm" svg:y2="13.978cm">
          <text:p/>
        </draw:line>
        <draw:line draw:style-name="gr7" draw:text-style-name="P1" draw:layer="layout" svg:x1="6.607cm" svg:y1="10.539cm" svg:x2="6.607cm" svg:y2="13.023cm">
          <text:p/>
        </draw:line>
        <draw:custom-shape draw:style-name="gr8" draw:text-style-name="P1" draw:layer="layout" svg:width="7.493cm" svg:height="4.445cm" svg:x="19.264cm" svg:y="11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11cm" svg:height="0.955cm" svg:x="22.566cm" svg:y="11.237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11cm" svg:height="1.624cm" svg:x="19.518cm" svg:y="12.981cm"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624cm" svg:x="22.058cm" svg:y="12.954cm">
          <text:p text:style-name="P2"><text:span text:style-name="T1">Passive</text:span></text:p>
          <text:p text:style-name="P2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9cm" svg:height="1.624cm" svg:x="24.911cm" svg:y="12.981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4.979cm" svg:y1="13.716cm" svg:x2="24.344cm" svg:y2="13.716cm">
          <text:p/>
        </draw:line>
        <draw:line draw:style-name="gr9" draw:text-style-name="P1" draw:layer="layout" svg:x1="22.058cm" svg:y1="13.589cm" svg:x2="21.423cm" svg:y2="13.589cm">
          <text:p/>
        </draw:line>
        <draw:line draw:style-name="gr9" draw:text-style-name="P1" draw:layer="layout" svg:x1="20.534cm" svg:y1="15.24cm" svg:x2="20.534cm" svg:y2="14.605cm">
          <text:p/>
        </draw:line>
        <draw:line draw:style-name="gr10" draw:text-style-name="P1" draw:layer="layout" svg:x1="20.534cm" svg:y1="15.24cm" svg:x2="25.868cm" svg:y2="15.24cm">
          <text:p/>
        </draw:line>
        <draw:line draw:style-name="gr10" draw:text-style-name="P1" draw:layer="layout" svg:x1="25.868cm" svg:y1="15.24cm" svg:x2="25.868cm" svg:y2="14.605cm">
          <text:p/>
        </draw:line>
        <draw:line draw:style-name="gr9" draw:text-style-name="P1" draw:layer="layout" svg:x1="20.534cm" svg:y1="9.652cm" svg:x2="22.693cm" svg:y2="9.652cm">
          <text:p/>
        </draw:line>
        <draw:line draw:style-name="gr10" draw:text-style-name="P1" draw:layer="layout" svg:x1="20.534cm" svg:y1="12.954cm" svg:x2="20.534cm" svg:y2="9.652cm">
          <text:p/>
        </draw:line>
        <draw:line draw:style-name="gr11" draw:text-style-name="P1" draw:layer="layout" svg:x1="13.041cm" svg:y1="13.716cm" svg:x2="14.184cm" svg:y2="13.716cm">
          <text:p/>
        </draw:line>
        <draw:line draw:style-name="gr12" draw:text-style-name="P1" draw:layer="layout" svg:x1="15.581cm" svg:y1="13.716cm" svg:x2="17.613cm" svg:y2="13.716cm">
          <text:p/>
        </draw:line>
        <draw:line draw:style-name="gr13" draw:text-style-name="P1" draw:layer="layout" svg:x1="14.819cm" svg:y1="12.954cm" svg:x2="14.438cm" svg:y2="14.478cm">
          <text:p/>
        </draw:line>
        <draw:line draw:style-name="gr13" draw:text-style-name="P1" draw:layer="layout" svg:x1="15.327cm" svg:y1="12.954cm" svg:x2="14.946cm" svg:y2="14.478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iel </meta:initial-creator>
    <meta:creation-date>2014-03-01T14:32:39</meta:creation-date>
    <dc:date>2014-03-01T14:33:45</dc:date>
    <dc:creator>Ariel </dc:creator>
    <meta:editing-duration>P0D</meta:editing-duration>
    <meta:editing-cycles>1</meta:editing-cycles>
    <meta:document-statistic meta:object-count="53"/>
    <meta:generator>LibreOffice/3.5$Linux_x86 LibreOffice_project/350m1$Build-2</meta:generator>
  </office:meta>
</office:document-meta>
</file>